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ServletExceptionTests.testNestedServletExceptionString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ServletExceptionTests.testNestedServletExcept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ServletExceptionTests.testNestedServletExceptionStringNull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